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24-02-05 1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23-02-07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22-09-2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22-01-31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21-02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20-09-22 0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20-01-14 0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19-09-11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19-05-06 0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19-01-24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1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18-05-22 1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18-01-03 1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17-09-12 0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17-04-2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17-01-19 1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16-09-2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16-05-04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16-01-21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15-09-15 0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15-01-1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14-02-12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13-01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1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1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1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0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0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07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06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05-02-0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0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0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0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0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200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9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9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97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96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9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9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9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9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9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9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8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86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8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8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8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8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8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8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7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7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76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76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0</text:p>
          </table:table-cell>
          <table:table-cell office:value-type="string" calcext:value-type="string">
            <text:p>MM9470</text:p>
          </table:table-cell>
          <table:table-cell office:value-type="string" calcext:value-type="string">
            <text:p>197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